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 ME</text:p>
      <text:p text:style-name="P2"/>
      <text:p text:style-name="P2">Partie Shell</text:p>
      <text:p text:style-name="P2">On avait en tête d'envoyer dans un fichier, un type de donnée selon ce que demande l'utilisateur. Par exemple, si l'utilisateur souhaitait obtenir un graphique en fonction de la température en mode 1, on n'avait juste à extraire dans 2 fichiers différents (un pour l'ID des stations, l'autre pour la température).</text:p>
      <text:p text:style-name="P2">Grâce à la commande sed -i 1d meteo_filtered_data_v1.csv, on retire les entêtes puis on extrait dans un fichier grâce à la commande cut -f -d";" fich&gt;press.txt. </text:p>
      <text:p text:style-name="P2">Le Shell appelle ensuite le C, puis on avait juste à trier puis mettre les données trier dans plusieurs fichiers différents.</text:p>
      <text:p text:style-name="P2"/>
      <text:p text:style-name="P2"/>
      <text:p text:style-name="P2">Partie C</text:p>
      <text:p text:style-name="P2">Pour le tri, </text:p>
      <text:p text:style-name="P2">J'ai d'abord voulu faire un tri en utilisant les listes chaînées, cependant j'avais des problèmes au niveau de la complexité, puis j'ai voulu faire un tri en utilisant les AVL ou chaque nœud possède une liste chaînée ce qui me permettrait facilement de trier <text:s/>selon le choix de l'utilisateur. Malheureusement, je n'ai pas réussi à le faire (trop dur).</text:p>
      <text:p text:style-name="P2">Voici ce que je voulais faire :</text:p>
      <text:p text:style-name="P2">J'utilise fopen pour ouvrir les fichiers, puis je mets dans l'arbre les valeurs à trier d'un type de donnée (humidite, temperature,pression) puis dans la liste chainée, je mets les ID de station qui ont la même valeur de donnée.</text:p>
      <text:p text:style-name="P2"/>
      <text:p text:style-name="P2"/>
      <text:p text:style-name="P2">Organisation</text:p>
      <text:p text:style-name="P2"/>
      <text:p text:style-name="P2">On travail depuis les vacances de fêtes de fin d'année à fréquence de 2 à 3 fois par sem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ulc </meta:initial-creator>
    <meta:creation-date>2023-02-03T21:48:25.14</meta:creation-date>
    <dc:date>2023-02-03T23:24:47.87</dc:date>
    <dc:creator>Asulc </dc:creator>
    <meta:editing-duration>PT1H21M9S</meta:editing-duration>
    <meta:editing-cycles>7</meta:editing-cycles>
    <meta:generator>OpenOffice/4.1.12$Win32 OpenOffice.org_project/4112m1$Build-9809</meta:generator>
    <meta:document-statistic meta:table-count="0" meta:image-count="0" meta:object-count="0" meta:page-count="1" meta:paragraph-count="12" meta:word-count="232" meta:character-count="1353"/>
  </office:meta>
</office:document-meta>
</file>